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language="nl" fo:country="NL"/>
    </style:style>
    <style:style style:name="P2" style:parent-style-name="Standard" style:family="paragraph">
      <style:text-properties fo:language="nl" fo:country="NL"/>
    </style:style>
    <style:style style:name="P3" style:parent-style-name="Standard" style:family="paragraph">
      <style:text-properties fo:language="nl" fo:country="NL"/>
    </style:style>
    <style:style style:name="P4" style:parent-style-name="Standard" style:family="paragraph">
      <style:text-properties fo:language="nl" fo:country="NL"/>
    </style:style>
    <style:style style:name="P5" style:parent-style-name="Standard" style:family="paragraph">
      <style:text-properties fo:language="nl" fo:country="NL"/>
    </style:style>
    <style:style style:name="P6" style:parent-style-name="Standard" style:family="paragraph">
      <style:text-properties fo:language="nl" fo:country="NL"/>
    </style:style>
    <style:style style:name="P7" style:parent-style-name="Standard" style:family="paragraph">
      <style:text-properties fo:language="nl" fo:country="NL"/>
    </style:style>
    <style:style style:name="P8" style:parent-style-name="Standard" style:family="paragraph">
      <style:text-properties fo:language="nl" fo:country="NL"/>
    </style:style>
    <style:style style:name="P9" style:parent-style-name="Standard" style:family="paragraph">
      <style:text-properties fo:language="nl" fo:country="NL"/>
    </style:style>
    <style:style style:name="P10" style:parent-style-name="Standard" style:family="paragraph">
      <style:text-properties fo:language="nl" fo:country="NL"/>
    </style:style>
    <style:style style:name="P11" style:parent-style-name="ListParagraph" style:list-style-name="LFO3"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2" style:parent-style-name="Normal" style:list-style-name="LFO3" style:family="paragraph">
      <style:paragraph-properties style:vertical-align="auto" fo:margin-top="0.0694in" fo:margin-bottom="0.0694in"/>
      <style:text-properties fo:hyphenate="true"/>
    </style:style>
    <style:style style:name="T13"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4"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5"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16"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17" style:parent-style-name="Normal" style:list-style-name="LFO3"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8" style:parent-style-name="Normal" style:list-style-name="LFO3"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19" style:parent-style-name="Standard" style:family="paragraph">
      <style:text-properties fo:language="nl" fo:country="NL"/>
    </style:style>
    <style:style style:name="P20" style:parent-style-name="Standard" style:family="paragraph">
      <style:text-properties fo:language="nl" fo:country="NL"/>
    </style:style>
    <style:style style:name="P21" style:parent-style-name="Standard" style:family="paragraph">
      <style:text-properties fo:language="nl" fo:country="NL"/>
    </style:style>
    <style:style style:name="P22" style:parent-style-name="ListParagraph"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3"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4"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5"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26" style:parent-style-name="Normal" style:list-style-name="LFO2" style:family="paragraph">
      <style:paragraph-properties style:vertical-align="auto" fo:margin-top="0.0694in" fo:margin-bottom="0.0694in"/>
      <style:text-properties fo:hyphenate="true"/>
    </style:style>
    <style:style style:name="T27" style:parent-style-name="DefaultParagraphFont" style:family="text">
      <style:text-properties style:font-name="Times New Roman" style:font-name-asian="Times New Roman" style:font-name-complex="Times New Roman" style:letter-kerning="false" fo:language="nl" fo:country="NL" style:language-asian="en" style:country-asian="US" style:language-complex="ar" style:country-complex="SA"/>
    </style:style>
    <style:style style:name="T28" style:parent-style-name="DefaultParagraphFont" style:family="text">
      <style:text-properties style:font-name="Times New Roman" style:font-name-asian="Times New Roman" style:font-name-complex="Times New Roman" style:letter-kerning="false" style:language-asian="en" style:country-asian="US" style:language-complex="ar" style:country-complex="SA"/>
    </style:style>
    <style:style style:name="P29"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0"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1"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2" style:parent-style-name="Normal" style:list-style-name="LFO2" style:family="paragraph">
      <style:paragraph-properties style:vertical-align="auto" fo:margin-top="0.0694in" fo:margin-bottom="0.0694in"/>
      <style:text-properties style:font-name="Times New Roman" style:font-name-asian="Times New Roman" style:font-name-complex="Times New Roman" style:letter-kerning="false" fo:language="nl" fo:country="NL" style:language-asian="en" style:country-asian="US" style:language-complex="ar" style:country-complex="SA" fo:hyphenate="true"/>
    </style:style>
    <style:style style:name="P33" style:parent-style-name="Standard" style:family="paragraph">
      <style:text-properties fo:language="nl" fo:country="NL"/>
    </style:style>
    <style:style style:name="P34" style:parent-style-name="Standard" style:family="paragraph">
      <style:text-properties fo:language="nl" fo:country="NL"/>
    </style:style>
    <style:style style:name="P35" style:parent-style-name="Standard" style:family="paragraph">
      <style:text-properties fo:language="nl" fo:country="NL"/>
    </style:style>
    <style:style style:name="P36" style:parent-style-name="Standard" style:family="paragraph">
      <style:text-properties fo:language="nl" fo:country="NL"/>
    </style:style>
    <style:style style:name="P37" style:parent-style-name="Standard" style:family="paragraph">
      <style:text-properties fo:language="nl" fo:country="NL"/>
    </style:style>
    <style:style style:name="P38" style:parent-style-name="Standard" style:family="paragraph">
      <style:text-properties fo:language="nl" fo:country="NL"/>
    </style:style>
    <style:style style:name="P39" style:parent-style-name="Standard" style:family="paragraph">
      <style:text-properties fo:language="nl" fo:country="NL"/>
    </style:style>
    <style:style style:name="P40" style:parent-style-name="Standard" style:family="paragraph">
      <style:text-properties fo:language="nl" fo:country="NL"/>
    </style:style>
    <style:style style:name="T41" style:parent-style-name="DefaultParagraphFont" style:family="text">
      <style:text-properties fo:language="nl" fo:country="NL"/>
    </style:style>
    <style:style style:name="T42" style:parent-style-name="DefaultParagraphFont" style:family="text">
      <style:text-properties fo:language="nl" fo:country="NL"/>
    </style:style>
    <style:style style:name="T43" style:parent-style-name="Hyperlink" style:family="text">
      <style:text-properties fo:language="nl" fo:country="NL"/>
    </style:style>
    <style:style style:name="T44" style:parent-style-name="DefaultParagraphFont" style:family="text">
      <style:text-properties fo:language="nl" fo:country="NL"/>
    </style:style>
    <style:style style:name="T45" style:parent-style-name="Hyperlink" style:family="text">
      <style:text-properties fo:language="nl" fo:country="NL"/>
    </style:style>
    <style:style style:name="T46" style:parent-style-name="DefaultParagraphFont" style:family="text">
      <style:text-properties fo:language="nl" fo:country="NL"/>
    </style:style>
    <style:style style:name="T47" style:parent-style-name="DefaultParagraphFont" style:family="text">
      <style:text-properties fo:language="nl" fo:country="NL"/>
    </style:style>
  </office:automatic-styles>
  <office:body>
    <office:text text:use-soft-page-breaks="true">
      <text:p text:style-name="P1">Hoe heeft ass invloed op het leren bij middelbare scholieren</text:p>
      <text:p text:style-name="P2"/>
      <text:p text:style-name="P3"/>
      <text:p text:style-name="P4">Wat<text:s/>is<text:s/>ASS.</text:p>
      <text:p text:style-name="P5">ASS is een afkorting voor Autisme Spectrum Stoornis. ASS is een verzamel naam voor alle soorten autisme zoals maar niet gelimiteerd tot: klassieke autisme<text:s/></text:p>
      <text:p text:style-name="P6"/>
      <text:p text:style-name="P7"/>
      <text:p text:style-name="P8">hoe leert een<text:s/>regulier<text:s/>brein</text:p>
      <text:p text:style-name="P9"/>
      <text:p text:style-name="P10">de meeste mensen leren met een van de volgende manieren:</text:p>
      <text:list text:style-name="LFO3" text:continue-numbering="true">
        <text:list-item>
          <text:p text:style-name="P11">Doener: actief proberen concreet ervaren.<text:s/>Kiest er vaak<text:s/>voor<text:s/>om in<text:s/>situaties waarin ze zo snel mogelijk aan de slag kunnen.<text:s/>Deze mensen<text:s/>leren het best<text:s/>als<text:s/>er ruimte is voor oefenmomenten waarbij het leerproces vooral steunt op gissen en missen.</text:p>
        </text:list-item>
        <text:list-item>
          <text:p text:style-name="P12"><text:span text:style-name="T13">Dromer: concreet ervaren en reflectief observeren.<text:s/></text:span><text:span text:style-name="T14">Heeft een v</text:span><text:span text:style-name="T15">oorkeur voor situaties waarin ze zelf kunnen meemaken hoe iets in de praktijk uitpakt. Ze hebben de neiging problemen van alle kanten te bekijken en zien steeds weer nieuwe ingangen en oplossingen.<text:s/></text:span><text:span text:style-name="T16">Dromers leren heel snel via identificatie.</text:span></text:p>
        </text:list-item>
        <text:list-item>
          <text:p text:style-name="P17">Denker: reflectief observeren en abstract conceptualiseren. Ze zijn het liefst bezig met het vertalen van observaties in hypothesen en theorieën. Ze kunnen goed redeneren en zijn graag intellectueel bezig. Ze werken graag zelfstandig om de gelegenheid te krijgen zelf eerst een beeld te vormen van de theorie.</text:p>
        </text:list-item>
        <text:list-item>
          <text:p text:style-name="P18">Beslisser: abstract conceptualiseren en actief experimenteren. Zij gaan het liefst theorieën uitproberen in de praktijk en in experimenten. Ze nemen initiatief en durven experimenteren. Bij het hanteren van een probleem gaan zij deductief en probleemoplossend te werk. Ze functioneren optimaal als zij een leertaak kunnen beginnen met kennisname van duidelijk en beknopt geformuleerde regels en principe, die zij dan in een oefensituatie kunnen verwerken.</text:p>
        </text:list-item>
      </text:list>
      <text:p text:style-name="P19"/>
      <text:p text:style-name="P20"/>
      <text:p text:style-name="P21">hoe leert een<text:s/>ASS<text:s/>brein</text:p>
      <text:list text:style-name="LFO2" text:continue-numbering="true">
        <text:list-item>
          <text:p text:style-name="P22">Fragmentarisch: informatie wordt als allemaal losstaande feiten opgeslagen;</text:p>
        </text:list-item>
        <text:list-item>
          <text:p text:style-name="P23">A-contextueel: leerstrategieën worden niet aan de context aangepast;</text:p>
        </text:list-item>
        <text:list-item>
          <text:p text:style-name="P24">Letterlijk: alleen dat wat er letterlijk staat wordt gezien en begrepen, er wordt geen informatie toegevoegd;</text:p>
        </text:list-item>
        <text:list-item>
          <text:p text:style-name="P25">Individueel: informatie die klassikaal gegeven wordt, ervaren ze niet als tot hen gericht en wordt daarom niet altijd opgeslagen;</text:p>
        </text:list-item>
        <text:list-item>
          <text:p text:style-name="P26"><text:span text:style-name="T27">Feitelijk: objectieve feiten worden makkelijk onthouden.<text:s/></text:span><text:span text:style-name="T28">Subjectieve informatie is lastiger;</text:span></text:p>
        </text:list-item>
        <text:list-item>
          <text:p text:style-name="P29">Serieel: informatie wordt stuk voor stuk opgenomen, zonder te combineren;</text:p>
        </text:list-item>
        <text:list-item>
          <text:p text:style-name="P30">Vakspecifiek: informatie blijft alleen verbonden aan het vak waarbij ze dat geleerd hebben;</text:p>
        </text:list-item>
        <text:list-item>
          <text:p text:style-name="P31">Onderwerpspecifiek: onderwerpen die de interesse hebben van de leerling met autisme, lokken een veel actiever leergedrag uit;</text:p>
        </text:list-item>
        <text:list-item>
          <text:p text:style-name="P32">Idiosyncratisch: ontwikkeling van een geheel eigen strategie of methodiek om leertaken en problemen op te lossen. Deze hoeven niet altijd fout of niet-doeltreffend te zijn.</text:p>
        </text:list-item>
      </text:list>
      <text:p text:style-name="P33"/>
      <text:p text:style-name="P34"/>
      <text:p text:style-name="P35">wat heeft ass en leren met elkaar te maken</text:p>
      <text:p text:style-name="P36"/>
      <text:p text:style-name="P37"/>
      <text:p text:style-name="P38">aspergers</text:p>
      <text:p text:style-name="P39"/>
      <text:p text:style-name="P40">bronnen:</text:p>
      <text:p text:style-name="Standard"><text:span text:style-name="T41">[1]:</text:span><text:span text:style-name="T42"><text:s/></text:span><text:a xlink:href="https://www.leren.nl/cursus/leren_en_studeren/didactiek/leerproces.html" office:target-frame-name="_top" xlink:show="replace"><text:span text:style-name="T43">https://www.leren.nl/cursus/leren_en_studeren/didactiek/leerproces.html</text:span></text:a></text:p>
      <text:p text:style-name="Standard"><text:span text:style-name="T44">[2]:<text:s/></text:span><text:a xlink:href="https://www.malthastudiecoaching.nl/blog-onderwijs/2019/07/18/invloed-van-autisme-op-leren/" office:target-frame-name="_top" xlink:show="replace"><text:span text:style-name="T45">https://www.malthastudiecoaching.nl/blog-onderwijs/2019/07/18/invloed-van-autisme-op-leren/</text:span></text:a></text:p>
      <text:p text:style-name="Standard"><text:span text:style-name="T46">[3]:<text:s/></text:span><text:span text:style-name="T47">https://nl.wikipedia.org/wiki/Leerstijl#/media/Bestand:Leerstijl.pn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Times New Roman" style:font-name-asian="Times New Roman" style:font-name-complex="Times New Roman"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Times New Roman" style:font-name-asian="Times New Roman" style:font-name-complex="Times New Roman"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nstantijn van hartesveldt</dc:creator>
    <meta:creation-date>2021-10-08T14:34:00Z</meta:creation-date>
    <dc:date>2021-11-01T19:51:00Z</dc:date>
    <meta:template xlink:href="Normal.dotm" xlink:type="simple"/>
    <meta:editing-cycles>7</meta:editing-cycles>
    <meta:editing-duration>PT13140S</meta:editing-duration>
    <meta:document-statistic meta:page-count="2" meta:paragraph-count="6" meta:word-count="464" meta:character-count="3108" meta:row-count="22" meta:non-whitespace-character-count="2650"/>
  </office:meta>
</office:document-meta>
</file>